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a4f" officeooo:paragraph-rsid="001d5a4f"/>
    </style:style>
    <style:style style:name="P2" style:family="paragraph" style:parent-style-name="Standard">
      <style:paragraph-properties fo:text-align="justify" style:justify-single-word="false"/>
      <style:text-properties officeooo:rsid="001e2c3f" officeooo:paragraph-rsid="001e2c3f"/>
    </style:style>
    <style:style style:name="P3" style:family="paragraph" style:parent-style-name="Standard">
      <style:paragraph-properties fo:text-align="justify" style:justify-single-word="false"/>
      <style:text-properties officeooo:rsid="001f2843" officeooo:paragraph-rsid="001f2843"/>
    </style:style>
    <style:style style:name="P4" style:family="paragraph" style:parent-style-name="Standard">
      <style:paragraph-properties fo:text-align="justify" style:justify-single-word="false"/>
      <style:text-properties officeooo:rsid="0020545f" officeooo:paragraph-rsid="0020545f"/>
    </style:style>
    <style:style style:name="P5" style:family="paragraph" style:parent-style-name="Standard">
      <style:paragraph-properties fo:text-align="justify" style:justify-single-word="false"/>
      <style:text-properties officeooo:rsid="002201e3" officeooo:paragraph-rsid="002201e3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2a04f" officeooo:paragraph-rsid="0022a04f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22a04f" officeooo:paragraph-rsid="0022a04f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2383da" officeooo:paragraph-rsid="002383da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24b44c" officeooo:paragraph-rsid="0024b44c" style:font-weight-asian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officeooo:rsid="002644f3" officeooo:paragraph-rsid="002644f3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normal" officeooo:rsid="002841e6" officeooo:paragraph-rsid="002841e6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2906b5" officeooo:paragraph-rsid="002906b5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officeooo:rsid="002a2379" officeooo:paragraph-rsid="002a2379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2ae4c5" officeooo:paragraph-rsid="002ae4c5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border-line-width-bottom="0.0118in 0.0118in 0.0118in" fo:padding="0.0291in" fo:border-left="none" fo:border-right="none" fo:border-top="none" fo:border-bottom="2.49pt double #000000" style:join-border="false"/>
      <style:text-properties officeooo:rsid="002201e3" officeooo:paragraph-rsid="002201e3"/>
    </style:style>
    <style:style style:name="P16" style:family="paragraph" style:parent-style-name="Standard">
      <style:paragraph-properties style:border-line-width-bottom="0.0118in 0.0118in 0.0118in" fo:padding="0.0291in" fo:border-left="none" fo:border-right="none" fo:border-top="none" fo:border-bottom="2.49pt double #000000" style:join-border="false"/>
      <style:text-properties officeooo:rsid="001d5a4f" officeooo:paragraph-rsid="001d5a4f"/>
    </style:style>
    <style:style style:name="T1" style:family="text">
      <style:text-properties officeooo:rsid="001f2843"/>
    </style:style>
    <style:style style:name="T2" style:family="text">
      <style:text-properties officeooo:rsid="002201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841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ecture 4 – Data projections</text:p>
      <text:p text:style-name="P1">#Homework <text:span text:style-name="T1">2</text:span></text:p>
      <text:p text:style-name="P2">Why does noone uses kNN? It makes sense in 2D space, but in 10D space distances mean nothing – our intuition is wrong. Especially if a lot of your data are noise – kNN is unable to shut-out the noise. One thing is to compute Mahalanobis distance – it is the distance in the space that is somehow transformed. </text:p>
      <text:p text:style-name="P2">2D data sets are not natural (chessboards, spirals …).</text:p>
      <text:p text:style-name="P2">We can not learn without making assumptions. Trees assume there are “cubes” of data, logistic regression assumes that the data can be separated by computing the distance from a hyperplane, SVM RBF makes assumptions that data are in Gaussian bubbles. </text:p>
      <text:p text:style-name="P2"/>
      <text:p text:style-name="P2">kNN – if the data points you are interested in are close to high density of the other points, kNN with not work!</text:p>
      <text:p text:style-name="P2"/>
      <text:p text:style-name="P3">If one of your classes follows a function and the other is in a cloud – you will not find it unless you know it follows a function and you give it a little bit of guidance.</text:p>
      <text:p text:style-name="P3"/>
      <text:p text:style-name="P3">Bias – is essentially due to the assumptions the model makes about the data – similar to priors in Bayes</text:p>
      <text:p text:style-name="P3"/>
      <text:p text:style-name="P3">#Homework 3</text:p>
      <text:p text:style-name="P4">AUC – tells us about specificity and sesnitivity in general – you in a model you have to choose a threshold</text:p>
      <text:p text:style-name="P4"><text:tab/>- <text:span text:style-name="T2">another interpretation: if you are getting data in pairs (one from each class) and you decide based on probabilities – and the reliability of this model (accuracy) is given with area under the curve (AUC)</text:span></text:p>
      <text:p text:style-name="P4"><text:tab/>- <text:span text:style-name="T2">non-parametric tests for men (Wilcox Man Whitney) – is the data randomised (how many times does one class appear before the other) – if you plot these probabilities-→ it is the ROC! (Wilcox Man Whitney = AUC) – for the significance of AUC you actually compute Man Whitney</text:span></text:p>
      <text:p text:style-name="P4"/>
      <text:p text:style-name="P5">AUC does not depend on the representation of the classes – because it has a <text:span text:style-name="T3">fixed base line!</text:span></text:p>
      <text:p text:style-name="P15"><text:span text:style-name="T3"/></text:p>
      <text:p text:style-name="P5"><text:span text:style-name="T3"/></text:p>
      <text:list xml:id="list8719398526268367627" text:style-name="L1">
        <text:list-item>
          <text:p text:style-name="P6"><text:span text:style-name="T3">Slovenian towns</text:span></text:p>
        </text:list-item>
        <text:list-item>
          <text:p text:style-name="P7">k-mean chooses coordinates and computes distance → but if you do not have coordinates, you <text:span text:style-name="T3">can’t </text:span>use k-mean</text:p>
        </text:list-item>
        <text:list-item>
          <text:p text:style-name="P7">long lines usually mean that are true clusters – but if you look at the towns, you see that clustering had to make some decisions and some of them don’t make sense</text:p>
        </text:list-item>
        <text:list-item>
          <text:p text:style-name="P7">the higher levels do not work- the higher organisation of the data</text:p>
        </text:list-item>
        <text:list-item>
          <text:p text:style-name="P8">MDS: arrange the points on a plane do that the distances correspond to the actual distances (regardless the orientation) → in 2D and if you have distances!</text:p>
        </text:list-item>
        <text:list-item>
          <text:p text:style-name="P8">BUT – you have many dimensions and you can draw them on a plane</text:p>
        </text:list-item>
        <text:list-item>
          <text:p text:style-name="P8">what it does – it start with random position of data and computes the <text:span text:style-name="T3">stress of the configuration – </text:span>how unsatisfied am I with the conifguration → minimise the stress ( but you can run into a local minimum)</text:p>
        </text:list-item>
        <text:list-item>
          <text:p text:style-name="P8">you can take any data set <text:s/>(that does not have ditsances) and draw a map of it</text:p>
        </text:list-item>
        <text:list-item>
          <text:p text:style-name="P8">this is better than the clustering, because we can see the colours</text:p>
        </text:list-item>
        <text:list-item>
          <text:p text:style-name="P9">in Orange – you can connect data points and also the amount of stress</text:p>
        </text:list-item>
        <text:list-item>
          <text:p text:style-name="P9">you can also put new point on the plot – so you can use it for some kind of modelling</text:p>
        </text:list-item>
        <text:list-item>
          <text:p text:style-name="P10">if you use just 2 features – you can find some good projections, but you are loosing so much information</text:p>
        </text:list-item>
        <text:list-item>
          <text:p text:style-name="P10"><text:soft-page-break/>it is important from which perspective you look at the data – and we would like to loose as little of information as possible</text:p>
        </text:list-item>
        <text:list-item>
          <text:p text:style-name="P10">PCA: you have a vector (axis) – along which data points are arranged – if you compute the average square distances along the first axis – large variances</text:p>
        </text:list-item>
        <text:list-item>
          <text:p text:style-name="P11">the number for the first axis is where along this line the data point lies</text:p>
        </text:list-item>
        <text:list-item>
          <text:p text:style-name="P10">then you discover the second axis – and you know it is less important since the variance is smaller (average sq distances) <text:span text:style-name="T4">(second = tilt, third = depth …)</text:span></text:p>
        </text:list-item>
        <text:list-item>
          <text:p text:style-name="P11">the variance in 3D space it the same as if you do it with individuals axis, <text:span text:style-name="T3">except that </text:span>now I now they are more arranges along the first axis – SO if you take you the first number (the number along the first axis), you zajameš the most (majority) of the variance!</text:p>
        </text:list-item>
        <text:list-item>
          <text:p text:style-name="P11">For example – if 95% of the variance are in the first axis, then other is just noise</text:p>
        </text:list-item>
        <text:list-item>
          <text:p text:style-name="P11">which line to choose in a 1000D space – so that the data is most spead – you obtain the most variance</text:p>
        </text:list-item>
        <text:list-item>
          <text:p text:style-name="P11">then take the perpendicular axis – second most important axis along which my data is spread</text:p>
        </text:list-item>
        <text:list-item>
          <text:p text:style-name="P11">usually data does not have more than 10D or you do not have enough data to say you do</text:p>
        </text:list-item>
        <text:list-item>
          <text:p text:style-name="P11">if all dimensions are equally important – sphere (or Gaussian sausage – you only have one dimension, sandwich – two dimenions: var-cov table)</text:p>
        </text:list-item>
        <text:list-item>
          <text:p text:style-name="P11">each axis (direction) is a combination of attributes and along which the data is most spread</text:p>
        </text:list-item>
        <text:list-item>
          <text:p text:style-name="P11">it gives the number of dimensions and the orientation of the natural coordination system of data (the importances of different dimensions)</text:p>
        </text:list-item>
        <text:list-item>
          <text:p text:style-name="P12">PCA in Orange – red line – variance by the axis, green = cummulative</text:p>
        </text:list-item>
        <text:list-item>
          <text:p text:style-name="P12">maybe not as good as MDS, but is linear!</text:p>
        </text:list-item>
        <text:list-item>
          <text:p text:style-name="P12">PCAs are eigenvectors of your var-cov matrix of the data and the variances are the eigenvalues: finding such the basis for your system so that your covariance matrix looks like ti does</text:p>
        </text:list-item>
        <text:list-item>
          <text:p text:style-name="P12">if you divide the PCA by the variance, you get more sensible distances – you are pushing them in a sphere – they could be far appart on a axis (but are actually close) – but if they are fat apart in a sphere, they are really different</text:p>
        </text:list-item>
        <text:list-item>
          <text:p text:style-name="P12">PCA – computer Mahalanobis distance</text:p>
        </text:list-item>
        <text:list-item>
          <text:p text:style-name="P13">if the two classes are vzporedne – PCA does not work, it is “colour-blind”</text:p>
        </text:list-item>
        <text:list-item>
          <text:p text:style-name="P13">PCA tries to spread the data the MOST regardless of the classes!!!</text:p>
        </text:list-item>
        <text:list-item>
          <text:p text:style-name="P13">PCA does not try to spread the independent variables so that is captures the most variance in the dependent variables (but PCA does not care about dependent /independent variables) → supervised PCA or partial LS does something like that</text:p>
        </text:list-item>
        <text:list-item>
          <text:p text:style-name="P14">FreeViz in Orange – not “colourblind” - finds a projection of the classes – linear projections of the vectors that takes data in consideration – it’s <text:span text:style-name="T3">linear: each data point coordinates are computes from the original coordinates</text:span></text:p>
          <text:list>
            <text:list-item>
              <text:p text:style-name="P14">tell me something about the variables (the further apart – the incompatible feature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7:05:00.502748569</meta:creation-date>
    <dc:date>2018-01-11T18:59:04.877890595</dc:date>
    <meta:editing-duration>PT18M2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1042" meta:character-count="5693" meta:non-whitespace-character-count="4681"/>
  </office:meta>
</office:document-meta>
</file>